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2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3606e" officeooo:paragraph-rsid="001e3a7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fd676" officeooo:paragraph-rsid="001ef3ff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e3a70" officeooo:paragraph-rsid="001d06a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1fd676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01c3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42584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0105cec" officeooo:paragraph-rsid="000e1769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1ef3ff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201c3f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443c36" officeooo:paragraph-rsid="001d06a2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66c7d1" officeooo:paragraph-rsid="00272e4a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fo:font-weight="bold" officeooo:paragraph-rsid="000e1769" style:font-weight-asian="bold" style:font-weight-complex="bold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rsid="00151ef9" officeooo:paragraph-rsid="00151ef9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paragraph-rsid="000e1769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50def" officeooo:paragraph-rsid="00151ef9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51ef9" officeooo:paragraph-rsid="00151ef9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d06a2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d06a2" officeooo:paragraph-rsid="001d06a2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beece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beece" officeooo:paragraph-rsid="001beece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a93d9" officeooo:paragraph-rsid="001a93d9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f521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3a70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2e3121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01e3a70" officeooo:paragraph-rsid="001e3a70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9abb1" officeooo:paragraph-rsid="002e3121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60df3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rsid="00151ef9" officeooo:paragraph-rsid="00151ef9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paragraph-rsid="00151ef9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1fd676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9d97fd" officeooo:paragraph-rsid="002d4173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Preformatted_20_Text">
      <style:text-properties fo:font-weight="bold" officeooo:rsid="009d97fd" officeooo:paragraph-rsid="002d4173" style:font-weight-asian="bold" style:font-weight-complex="bold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dd22b" officeooo:paragraph-rsid="001d06a2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57ef79" officeooo:paragraph-rsid="002e312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b6a34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03587d1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13ab8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b836e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03f287f" officeooo:paragraph-rsid="003f287f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c22ea5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25870" officeooo:paragraph-rsid="00325870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2d06a97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ab3bf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59e6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bold" officeooo:rsid="0157ef79" officeooo:paragraph-rsid="002e3121" style:font-size-asian="10pt" style:font-style-asian="normal" style:font-weight-asian="bold" style:font-size-complex="10pt" style:font-style-complex="normal" style:font-weight-complex="bold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8a66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ba1c6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ce38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37c9e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fceb7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425d8c" style:font-size-asian="10pt" style:font-style-asian="normal" style:font-weight-asian="bold" style:font-size-complex="10pt" style:font-style-complex="normal" style:font-weight-complex="bold"/>
    </style:style>
    <style:style style:name="P1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3559e6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437c9e" officeooo:paragraph-rsid="00437c9e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37b36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60d86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78ac7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ff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Standard">
      <style:text-properties fo:color="#800080" style:font-name="Liberation Mono" fo:font-size="10pt" fo:font-weight="normal" officeooo:rsid="01b836e1" officeooo:paragraph-rsid="003ce381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22ea5" officeooo:paragraph-rsid="00437c9e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8304" officeooo:paragraph-rsid="00442858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bd997" officeooo:paragraph-rsid="0044f01a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0457a1c" officeooo:paragraph-rsid="00457a1c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8cfbc" officeooo:paragraph-rsid="00457a1c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d8db55" officeooo:paragraph-rsid="00457f31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800080" style:font-name="Liberation Mono" fo:font-size="10pt" fo:font-weight="bold" officeooo:rsid="01cbd997" officeooo:paragraph-rsid="0044f01a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800080" style:font-name="Liberation Mono" fo:font-size="10pt" officeooo:paragraph-rsid="0044f01a" style:font-size-asian="10pt" style:font-size-complex="10pt"/>
    </style:style>
    <style:style style:name="P141" style:family="paragraph" style:parent-style-name="Standard">
      <style:paragraph-properties fo:text-align="start" style:justify-single-word="false"/>
      <style:text-properties fo:color="#800080" officeooo:paragraph-rsid="00442858"/>
    </style:style>
    <style:style style:name="P142" style:family="paragraph" style:parent-style-name="Standard">
      <style:paragraph-properties fo:text-align="start" style:justify-single-word="false"/>
      <style:text-properties officeooo:paragraph-rsid="0044f01a"/>
    </style:style>
    <style:style style:name="P143" style:family="paragraph" style:parent-style-name="Standard">
      <style:paragraph-properties fo:text-align="start" style:justify-single-word="false"/>
      <style:text-properties fo:color="#000000" fo:font-weight="normal" officeooo:rsid="00442858" officeooo:paragraph-rsid="00442858" style:font-weight-asian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1d8db55" officeooo:paragraph-rsid="00457f31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Mono" fo:font-size="10pt" officeooo:paragraph-rsid="0044f01a" style:font-size-asian="10pt" style:font-size-complex="10pt"/>
    </style:style>
    <style:style style:name="P148" style:family="paragraph" style:parent-style-name="Standard">
      <style:paragraph-properties fo:text-align="start" style:justify-single-word="false"/>
      <style:text-properties style:font-name="Liberation Mono" fo:font-size="10pt" officeooo:rsid="01c8cfbc" officeooo:paragraph-rsid="00457a1c" style:font-size-asian="10pt" style:font-size-complex="10pt"/>
    </style:style>
    <style:style style:name="P149" style:family="paragraph" style:parent-style-name="Standard">
      <style:paragraph-properties fo:text-align="start" style:justify-single-word="false"/>
      <style:text-properties style:font-name="Liberation Mono" fo:font-size="10pt" officeooo:rsid="00457a1c" officeooo:paragraph-rsid="00457a1c" style:font-size-asian="10pt" style:font-size-complex="10pt"/>
    </style:style>
    <style:style style:name="P150" style:family="paragraph" style:parent-style-name="Standard">
      <style:paragraph-properties fo:text-align="start" style:justify-single-word="false"/>
      <style:text-properties style:font-name="Liberation Mono" fo:font-size="10pt" fo:font-weight="bold" officeooo:rsid="01d5bca2" officeooo:paragraph-rsid="00457a1c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fo:font-weight="normal" officeooo:rsid="01bfceb7" officeooo:paragraph-rsid="00437c9e" style:font-size-asian="10pt" style:font-weight-asian="normal" style:font-size-complex="10pt" style:font-weight-complex="normal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normal" officeooo:rsid="0159abb1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0pt" fo:font-weight="normal" officeooo:rsid="002b1365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1fd676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Mono" fo:font-size="10pt" style:text-underline-style="solid" style:text-underline-width="auto" style:text-underline-color="font-color" fo:font-weight="normal" officeooo:rsid="001fd676" style:font-size-asian="10pt" style:font-weight-asian="normal" style:font-size-complex="10pt" style:font-weight-complex="normal"/>
    </style:style>
    <style:style style:name="T8" style:family="text">
      <style:text-properties fo:color="#00000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Liberation Mono" fo:font-size="10pt" fo:font-style="normal" fo:font-weight="normal" officeooo:rsid="02cf5672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Liberation Mono" fo:font-size="10pt" fo:font-style="normal" fo:font-weight="normal" officeooo:rsid="0184f894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Liberation Mono" fo:font-size="10pt" fo:font-style="normal" fo:font-weight="normal" officeooo:rsid="003587d1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Liberation Mono" fo:font-size="10pt" fo:font-style="normal" fo:font-weight="normal" officeooo:rsid="019bb23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Liberation Mono" fo:font-size="10pt" fo:font-style="normal" fo:font-weight="bold" officeooo:rsid="0184f894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000000" style:font-name="Liberation Mono" fo:font-size="10pt" fo:font-style="normal" fo:font-weight="bold" officeooo:rsid="00360d86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000000" style:font-name="Liberation Mono" fo:font-size="10pt" fo:font-style="normal" style:text-underline-style="none" fo:font-weight="normal" officeooo:rsid="0044f01a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style:font-name="Liberation Mono" fo:font-size="10pt" fo:font-style="normal" style:text-underline-style="none" fo:font-weight="bold" officeooo:rsid="0044f01a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000000" officeooo:rsid="00105cec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officeooo:rsid="0184f894" style:font-weight-asian="bold" style:font-weight-complex="bold"/>
    </style:style>
    <style:style style:name="T20" style:family="text">
      <style:text-properties fo:color="#000000" fo:font-weight="bold" officeooo:rsid="019f076e" style:font-weight-asian="bold" style:font-weight-complex="bold"/>
    </style:style>
    <style:style style:name="T21" style:family="text">
      <style:text-properties fo:color="#000000" fo:font-weight="bold" officeooo:rsid="00378ac7" style:font-weight-asian="bold" style:font-weight-complex="bold"/>
    </style:style>
    <style:style style:name="T22" style:family="text">
      <style:text-properties fo:color="#000000" fo:font-weight="bold" officeooo:rsid="01a2b84f" style:font-weight-asian="bold" style:font-weight-complex="bold"/>
    </style:style>
    <style:style style:name="T23" style:family="text">
      <style:text-properties fo:color="#000000" fo:font-weight="bold" officeooo:rsid="003a26a3" style:font-weight-asian="bold" style:font-weight-complex="bold"/>
    </style:style>
    <style:style style:name="T24" style:family="text">
      <style:text-properties fo:color="#000000" fo:font-weight="bold" officeooo:rsid="01b36c73" style:font-weight-asian="bold" style:font-weight-complex="bold"/>
    </style:style>
    <style:style style:name="T25" style:family="text">
      <style:text-properties fo:color="#000000" fo:font-weight="bold" officeooo:rsid="01cd9fe0" style:font-weight-asian="bold" style:font-weight-complex="bold"/>
    </style:style>
    <style:style style:name="T26" style:family="text">
      <style:text-properties fo:color="#000000" fo:font-weight="bold" officeooo:rsid="01d5bca2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1cbd997" style:font-weight-asian="normal" style:font-weight-complex="normal"/>
    </style:style>
    <style:style style:name="T29" style:family="text">
      <style:text-properties fo:color="#000000" fo:font-weight="normal" officeooo:rsid="01cd9fe0" style:font-weight-asian="normal" style:font-weight-complex="normal"/>
    </style:style>
    <style:style style:name="T30" style:family="text">
      <style:text-properties fo:color="#000000" fo:font-weight="normal" officeooo:rsid="01d5bca2" style:font-weight-asian="normal" style:font-weight-complex="normal"/>
    </style:style>
    <style:style style:name="T31" style:family="text">
      <style:text-properties fo:color="#000000" fo:font-weight="normal" officeooo:rsid="00457f31" style:font-weight-asian="normal" style:font-weight-complex="normal"/>
    </style:style>
    <style:style style:name="T32" style:family="text">
      <style:text-properties fo:color="#000000" style:text-underline-style="solid" style:text-underline-width="auto" style:text-underline-color="font-color" officeooo:rsid="003587d1"/>
    </style:style>
    <style:style style:name="T33" style:family="text">
      <style:text-properties fo:color="#000000" officeooo:rsid="01443c36"/>
    </style:style>
    <style:style style:name="T34" style:family="text">
      <style:text-properties fo:color="#000000" officeooo:rsid="014dd22b"/>
    </style:style>
    <style:style style:name="T35" style:family="text">
      <style:text-properties fo:color="#000000" fo:font-style="normal" style:text-underline-style="none" style:font-style-asian="normal" style:font-style-complex="normal"/>
    </style:style>
    <style:style style:name="T36" style:family="text">
      <style:text-properties fo:color="#000000" fo:font-style="normal" style:text-underline-style="none" officeooo:rsid="01c5d652" style:font-style-asian="normal" style:font-style-complex="normal"/>
    </style:style>
    <style:style style:name="T37" style:family="text">
      <style:text-properties fo:color="#000000" fo:font-style="normal" style:text-underline-style="none" officeooo:rsid="0044f01a" style:font-style-asian="normal" style:font-style-complex="normal"/>
    </style:style>
    <style:style style:name="T38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color="#000000" fo:font-style="normal" style:text-underline-style="none" fo:font-weight="bold" officeooo:rsid="01c5d652" style:font-style-asian="normal" style:font-weight-asian="bold" style:font-style-complex="normal" style:font-weight-complex="bold"/>
    </style:style>
    <style:style style:name="T40" style:family="text">
      <style:text-properties fo:color="#000000" officeooo:rsid="02cf5672"/>
    </style:style>
    <style:style style:name="T41" style:family="text">
      <style:text-properties fo:color="#000000" officeooo:rsid="02d06a97"/>
    </style:style>
    <style:style style:name="T42" style:family="text">
      <style:text-properties fo:color="#000000" officeooo:rsid="00337b36"/>
    </style:style>
    <style:style style:name="T43" style:family="text">
      <style:text-properties fo:color="#000000" officeooo:rsid="003559e6"/>
    </style:style>
    <style:style style:name="T44" style:family="text">
      <style:text-properties fo:color="#000000" officeooo:rsid="0184f894"/>
    </style:style>
    <style:style style:name="T45" style:family="text">
      <style:text-properties fo:color="#000000" officeooo:rsid="003587d1"/>
    </style:style>
    <style:style style:name="T46" style:family="text">
      <style:text-properties fo:color="#000000" officeooo:rsid="00378ac7"/>
    </style:style>
    <style:style style:name="T47" style:family="text">
      <style:text-properties fo:color="#000000" officeooo:rsid="01a2b84f"/>
    </style:style>
    <style:style style:name="T48" style:family="text">
      <style:text-properties fo:color="#000000" officeooo:rsid="01ade545"/>
    </style:style>
    <style:style style:name="T49" style:family="text">
      <style:text-properties fo:color="#000000" officeooo:rsid="003a26a3"/>
    </style:style>
    <style:style style:name="T50" style:family="text">
      <style:text-properties fo:color="#000000" officeooo:rsid="01b36c73"/>
    </style:style>
    <style:style style:name="T51" style:family="text">
      <style:text-properties fo:color="#000000" officeooo:rsid="003ce381"/>
    </style:style>
    <style:style style:name="T52" style:family="text">
      <style:text-properties fo:color="#000000" officeooo:rsid="01cd9fe0"/>
    </style:style>
    <style:style style:name="T53" style:family="text">
      <style:text-properties fo:color="#000000" officeooo:rsid="00457f31"/>
    </style:style>
    <style:style style:name="T54" style:family="text">
      <style:text-properties fo:color="#0000cd"/>
    </style:style>
    <style:style style:name="T55" style:family="text">
      <style:text-properties fo:color="#0000cd" officeooo:rsid="0006689b"/>
    </style:style>
    <style:style style:name="T56" style:family="text">
      <style:text-properties fo:color="#0000cd" fo:font-weight="bold" officeooo:rsid="011657e3" style:font-weight-asian="bold" style:font-weight-complex="bold"/>
    </style:style>
    <style:style style:name="T57" style:family="text">
      <style:text-properties fo:color="#0000cd" fo:font-weight="bold" officeooo:rsid="000a7dcf" style:font-weight-asian="bold" style:font-weight-complex="bold"/>
    </style:style>
    <style:style style:name="T58" style:family="text">
      <style:text-properties fo:color="#0000cd" fo:font-weight="bold" officeooo:rsid="00105cec" style:font-weight-asian="bold" style:font-weight-complex="bold"/>
    </style:style>
    <style:style style:name="T59" style:family="text">
      <style:text-properties fo:color="#0000cd" fo:font-weight="bold" officeooo:rsid="00272e4a" style:font-weight-asian="bold" style:font-weight-complex="bold"/>
    </style:style>
    <style:style style:name="T60" style:family="text">
      <style:text-properties fo:color="#0000cd" fo:font-weight="bold" officeooo:rsid="0166c7d1" style:font-weight-asian="bold" style:font-weight-complex="bold"/>
    </style:style>
    <style:style style:name="T61" style:family="text">
      <style:text-properties fo:color="#0000cd" fo:font-weight="bold" officeooo:rsid="01739fd5" style:font-weight-asian="bold" style:font-weight-complex="bold"/>
    </style:style>
    <style:style style:name="T62" style:family="text">
      <style:text-properties fo:color="#0000cd" fo:font-weight="bold" officeooo:rsid="003a26a3" style:font-weight-asian="bold" style:font-weight-complex="bold"/>
    </style:style>
    <style:style style:name="T63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64" style:family="text">
      <style:text-properties fo:color="#0000cd" style:font-name="Liberation Mono" fo:font-size="10pt" fo:font-style="normal" style:text-underline-style="none" fo:font-weight="bold" officeooo:rsid="0044f01a" style:font-size-asian="10pt" style:font-style-asian="normal" style:font-weight-asian="bold" style:font-size-complex="10pt" style:font-style-complex="normal" style:font-weight-complex="bold"/>
    </style:style>
    <style:style style:name="T65" style:family="text">
      <style:text-properties fo:color="#0000cd" fo:font-style="normal" style:text-underline-style="none" fo:font-weight="bold" style:font-style-asian="normal" style:font-weight-asian="bold" style:font-style-complex="normal" style:font-weight-complex="bold"/>
    </style:style>
    <style:style style:name="T66" style:family="text">
      <style:text-properties officeooo:rsid="00095487"/>
    </style:style>
    <style:style style:name="T67" style:family="text">
      <style:text-properties officeooo:rsid="000996e3"/>
    </style:style>
    <style:style style:name="T68" style:family="text">
      <style:text-properties officeooo:rsid="000a7dcf"/>
    </style:style>
    <style:style style:name="T69" style:family="text">
      <style:text-properties officeooo:rsid="011657e3"/>
    </style:style>
    <style:style style:name="T70" style:family="text">
      <style:text-properties officeooo:rsid="0116c58b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0bf337" style:font-weight-asian="bold" style:font-weight-complex="bold"/>
    </style:style>
    <style:style style:name="T73" style:family="text">
      <style:text-properties fo:font-weight="bold" officeooo:rsid="0153606e" style:font-weight-asian="bold" style:font-weight-complex="bold"/>
    </style:style>
    <style:style style:name="T74" style:family="text">
      <style:text-properties fo:font-weight="bold" officeooo:rsid="01627932" style:font-weight-asian="bold" style:font-weight-complex="bold"/>
    </style:style>
    <style:style style:name="T75" style:family="text">
      <style:text-properties fo:font-weight="bold" officeooo:rsid="0166c7d1" style:font-weight-asian="bold" style:font-weight-complex="bold"/>
    </style:style>
    <style:style style:name="T76" style:family="text">
      <style:text-properties fo:font-weight="bold" officeooo:rsid="00272e4a" style:font-weight-asian="bold" style:font-weight-complex="bold"/>
    </style:style>
    <style:style style:name="T77" style:family="text">
      <style:text-properties fo:font-weight="bold" officeooo:rsid="0184f894" style:font-weight-asian="bold" style:font-weight-complex="bold"/>
    </style:style>
    <style:style style:name="T78" style:family="text">
      <style:text-properties fo:font-weight="bold" officeooo:rsid="019f8ad6" style:font-weight-asian="bold" style:font-weight-complex="bold"/>
    </style:style>
    <style:style style:name="T79" style:family="text">
      <style:text-properties fo:font-weight="bold" officeooo:rsid="01c3d81c" style:font-weight-asian="bold" style:font-weight-complex="bold"/>
    </style:style>
    <style:style style:name="T80" style:family="text">
      <style:text-properties officeooo:rsid="000af775"/>
    </style:style>
    <style:style style:name="T81" style:family="text">
      <style:text-properties officeooo:rsid="000bf337"/>
    </style:style>
    <style:style style:name="T82" style:family="text">
      <style:text-properties style:text-underline-style="none"/>
    </style:style>
    <style:style style:name="T83" style:family="text">
      <style:text-properties style:text-underline-style="none" officeooo:rsid="017bea21"/>
    </style:style>
    <style:style style:name="T84" style:family="text">
      <style:text-properties fo:color="#800080"/>
    </style:style>
    <style:style style:name="T85" style:family="text">
      <style:text-properties fo:color="#80008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color="#800080" fo:font-weight="bold" style:font-weight-asian="bold" style:font-weight-complex="bold"/>
    </style:style>
    <style:style style:name="T87" style:family="text">
      <style:text-properties fo:color="#800080" fo:font-weight="bold" officeooo:rsid="01627932" style:font-weight-asian="bold" style:font-weight-complex="bold"/>
    </style:style>
    <style:style style:name="T88" style:family="text">
      <style:text-properties fo:color="#800080" fo:font-weight="bold" officeooo:rsid="016da2d0" style:font-weight-asian="bold" style:font-weight-complex="bold"/>
    </style:style>
    <style:style style:name="T89" style:family="text">
      <style:text-properties fo:color="#800080" fo:font-weight="bold" officeooo:rsid="016bc529" style:font-weight-asian="bold" style:font-weight-complex="bold"/>
    </style:style>
    <style:style style:name="T90" style:family="text">
      <style:text-properties fo:color="#800080" fo:font-weight="bold" officeooo:rsid="01cbd997" style:font-weight-asian="bold" style:font-weight-complex="bold"/>
    </style:style>
    <style:style style:name="T91" style:family="text">
      <style:text-properties fo:color="#800080" officeooo:rsid="012c6d3d"/>
    </style:style>
    <style:style style:name="T92" style:family="text">
      <style:text-properties fo:color="#800080" officeooo:rsid="01533894"/>
    </style:style>
    <style:style style:name="T93" style:family="text">
      <style:text-properties fo:color="#800080" officeooo:rsid="015d8d61"/>
    </style:style>
    <style:style style:name="T94" style:family="text">
      <style:text-properties fo:color="#800080" officeooo:rsid="016da2d0"/>
    </style:style>
    <style:style style:name="T95" style:family="text">
      <style:text-properties fo:color="#800080" officeooo:rsid="016bc529"/>
    </style:style>
    <style:style style:name="T96" style:family="text">
      <style:text-properties fo:color="#800080" fo:font-weight="normal" style:font-weight-asian="normal" style:font-weight-complex="normal"/>
    </style:style>
    <style:style style:name="T97" style:family="text">
      <style:text-properties fo:color="#800080" fo:font-weight="normal" officeooo:rsid="0142f07a" style:font-weight-asian="normal" style:font-weight-complex="normal"/>
    </style:style>
    <style:style style:name="T98" style:family="text">
      <style:text-properties fo:color="#800080" fo:font-weight="normal" officeooo:rsid="00457a1c" style:font-weight-asian="normal" style:font-weight-complex="normal"/>
    </style:style>
    <style:style style:name="T99" style:family="text">
      <style:text-properties fo:color="#800080" officeooo:rsid="019bb23a"/>
    </style:style>
    <style:style style:name="T100" style:family="text">
      <style:text-properties officeooo:rsid="0119a25b"/>
    </style:style>
    <style:style style:name="T101" style:family="text">
      <style:text-properties officeooo:rsid="01949add"/>
    </style:style>
    <style:style style:name="T102" style:family="text">
      <style:text-properties officeooo:rsid="00105cec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159abb1" style:font-weight-asian="normal" style:font-weight-complex="normal"/>
    </style:style>
    <style:style style:name="T105" style:family="text">
      <style:text-properties fo:font-weight="normal" officeooo:rsid="0157ef79" style:font-weight-asian="normal" style:font-weight-complex="normal"/>
    </style:style>
    <style:style style:name="T106" style:family="text">
      <style:text-properties fo:font-weight="normal" officeooo:rsid="003559e6" style:font-weight-asian="normal" style:font-weight-complex="normal"/>
    </style:style>
    <style:style style:name="T107" style:family="text">
      <style:text-properties fo:font-weight="normal" officeooo:rsid="003a111e" style:font-weight-asian="normal" style:font-weight-complex="normal"/>
    </style:style>
    <style:style style:name="T108" style:family="text">
      <style:text-properties fo:font-weight="normal" officeooo:rsid="003ce381" style:font-weight-asian="normal" style:font-weight-complex="normal"/>
    </style:style>
    <style:style style:name="T109" style:family="text">
      <style:text-properties fo:font-weight="normal" officeooo:rsid="01c3d81c" style:font-weight-asian="normal" style:font-weight-complex="normal"/>
    </style:style>
    <style:style style:name="T110" style:family="text">
      <style:text-properties officeooo:rsid="0016e94e"/>
    </style:style>
    <style:style style:name="T111" style:family="text">
      <style:text-properties officeooo:rsid="001a93d9"/>
    </style:style>
    <style:style style:name="T112" style:family="text">
      <style:text-properties fo:color="#00a933"/>
    </style:style>
    <style:style style:name="T113" style:family="text">
      <style:text-properties fo:color="#00a933" style:text-underline-style="none"/>
    </style:style>
    <style:style style:name="T114" style:family="text">
      <style:text-properties fo:color="#00a933" fo:font-weight="bold" style:font-weight-asian="bold" style:font-weight-complex="bold"/>
    </style:style>
    <style:style style:name="T115" style:family="text">
      <style:text-properties fo:color="#00a933" fo:font-weight="bold" officeooo:rsid="01c38304" style:font-weight-asian="bold" style:font-weight-complex="bold"/>
    </style:style>
    <style:style style:name="T116" style:family="text">
      <style:text-properties fo:color="#00a933" fo:font-weight="normal" style:font-weight-asian="normal" style:font-weight-complex="normal"/>
    </style:style>
    <style:style style:name="T117" style:family="text">
      <style:text-properties officeooo:rsid="01443c36"/>
    </style:style>
    <style:style style:name="T118" style:family="text">
      <style:text-properties officeooo:rsid="0155efef"/>
    </style:style>
    <style:style style:name="T119" style:family="text">
      <style:text-properties officeooo:rsid="02590fd3"/>
    </style:style>
    <style:style style:name="T120" style:family="text">
      <style:text-properties officeooo:rsid="001fd676"/>
    </style:style>
    <style:style style:name="T121" style:family="text">
      <style:text-properties officeooo:rsid="015d8d61"/>
    </style:style>
    <style:style style:name="T122" style:family="text">
      <style:text-properties officeooo:rsid="00201c3f"/>
    </style:style>
    <style:style style:name="T123" style:family="text">
      <style:text-properties officeooo:rsid="01627932"/>
    </style:style>
    <style:style style:name="T124" style:family="text">
      <style:text-properties officeooo:rsid="0020f521"/>
    </style:style>
    <style:style style:name="T125" style:family="text">
      <style:text-properties officeooo:rsid="0022afb4"/>
    </style:style>
    <style:style style:name="T126" style:family="text">
      <style:text-properties officeooo:rsid="00260df3"/>
    </style:style>
    <style:style style:name="T127" style:family="text">
      <style:text-properties fo:font-style="normal" officeooo:rsid="0166c7d1" style:font-style-asian="normal" style:font-style-complex="normal"/>
    </style:style>
    <style:style style:name="T128" style:family="text">
      <style:text-properties fo:font-style="normal" fo:font-weight="bold" officeooo:rsid="0166c7d1" style:font-style-asian="normal" style:font-weight-asian="bold" style:font-style-complex="normal" style:font-weight-complex="bold"/>
    </style:style>
    <style:style style:name="T129" style:family="text">
      <style:text-properties fo:font-style="normal" style:text-underline-style="none" style:font-style-asian="normal" style:font-style-complex="normal"/>
    </style:style>
    <style:style style:name="T130" style:family="text">
      <style:text-properties fo:font-style="normal" style:text-underline-style="none" officeooo:rsid="0044f01a" style:font-style-asian="normal" style:font-style-complex="normal"/>
    </style:style>
    <style:style style:name="T13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2" style:family="text">
      <style:text-properties officeooo:rsid="00272e4a"/>
    </style:style>
    <style:style style:name="T133" style:family="text">
      <style:text-properties officeooo:rsid="016bc529"/>
    </style:style>
    <style:style style:name="T134" style:family="text">
      <style:text-properties officeooo:rsid="016da2d0"/>
    </style:style>
    <style:style style:name="T135" style:family="text">
      <style:text-properties style:font-name="Liberation Mono" fo:font-size="10pt" officeooo:rsid="00105cec" style:font-size-asian="10pt" style:font-size-complex="10pt"/>
    </style:style>
    <style:style style:name="T136" style:family="text">
      <style:text-properties style:font-name="Liberation Mono" fo:font-size="10pt" officeooo:rsid="00151ef9" style:font-size-asian="10pt" style:font-size-complex="10pt"/>
    </style:style>
    <style:style style:name="T137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38" style:family="text">
      <style:text-properties style:font-name="Liberation Mono" fo:font-size="10pt" fo:font-weight="normal" officeooo:rsid="01250def" style:font-size-asian="10pt" style:font-weight-asian="normal" style:font-size-complex="10pt" style:font-weight-complex="normal"/>
    </style:style>
    <style:style style:name="T139" style:family="text">
      <style:text-properties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140" style:family="text">
      <style:text-properties style:font-name="Liberation Mono" fo:font-size="10pt" fo:font-weight="normal" officeooo:rsid="00151ef9" style:font-size-asian="10pt" style:font-weight-asian="normal" style:font-size-complex="10pt" style:font-weight-complex="normal"/>
    </style:style>
    <style:style style:name="T141" style:family="text">
      <style:text-properties style:font-name="Liberation Mono" fo:font-size="10pt" fo:font-weight="normal" officeooo:rsid="012670a3" style:font-size-asian="10pt" style:font-weight-asian="normal" style:font-size-complex="10pt" style:font-weight-complex="normal"/>
    </style:style>
    <style:style style:name="T142" style:family="text">
      <style:text-properties style:font-name="Liberation Mono" fo:font-size="10pt" fo:font-weight="normal" officeooo:rsid="01c38304" style:font-size-asian="10pt" style:font-weight-asian="normal" style:font-size-complex="10pt" style:font-weight-complex="normal"/>
    </style:style>
    <style:style style:name="T143" style:family="text"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44" style:family="text">
      <style:text-properties style:font-name="Liberation Mono" fo:font-size="10pt" style:text-underline-style="solid" style:text-underline-width="auto" style:text-underline-color="font-color" fo:font-weight="normal" officeooo:rsid="00151ef9" style:font-size-asian="10pt" style:font-weight-asian="normal" style:font-size-complex="10pt" style:font-weight-complex="normal"/>
    </style:style>
    <style:style style:name="T145" style:family="text">
      <style:text-properties style:font-name="Liberation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6" style:family="text">
      <style:text-properties style:font-name="Liberation Mono" fo:font-size="10pt" fo:font-style="normal" style:text-underline-style="none" fo:font-weight="bold" officeooo:rsid="01c38304" style:font-size-asian="10pt" style:font-style-asian="normal" style:font-weight-asian="bold" style:font-size-complex="10pt" style:font-style-complex="normal" style:font-weight-complex="bold"/>
    </style:style>
    <style:style style:name="T147" style:family="text">
      <style:text-properties style:font-name="Liberation Mono" fo:font-size="10pt" fo:font-style="normal" style:text-underline-style="none" style:font-size-asian="10pt" style:font-style-asian="normal" style:font-size-complex="10pt" style:font-style-complex="normal"/>
    </style:style>
    <style:style style:name="T148" style:family="text">
      <style:text-properties style:font-name="Liberation Mono" fo:font-size="10pt" fo:font-style="normal" style:text-underline-style="none" officeooo:rsid="01c38304" style:font-size-asian="10pt" style:font-style-asian="normal" style:font-size-complex="10pt" style:font-style-complex="normal"/>
    </style:style>
    <style:style style:name="T149" style:family="text">
      <style:text-properties style:font-name="Liberation Mono" fo:font-size="10pt" fo:font-style="normal" style:text-underline-style="none" officeooo:rsid="0044f01a" style:font-size-asian="10pt" style:font-style-asian="normal" style:font-size-complex="10pt" style:font-style-complex="normal"/>
    </style:style>
    <style:style style:name="T150" style:family="text">
      <style:text-properties style:font-name="Liberation Mono" fo:font-size="10pt" fo:font-style="normal" style:text-underline-style="none" fo:font-weight="normal" officeooo:rsid="0044f01a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officeooo:rsid="00151ef9"/>
    </style:style>
    <style:style style:name="T152" style:family="text">
      <style:text-properties style:text-underline-style="solid" style:text-underline-width="auto" style:text-underline-color="font-color"/>
    </style:style>
    <style:style style:name="T153" style:family="text">
      <style:text-properties style:text-underline-style="solid" style:text-underline-width="auto" style:text-underline-color="font-color" officeooo:rsid="0016e94e"/>
    </style:style>
    <style:style style:name="T154" style:family="text">
      <style:text-properties style:text-underline-style="solid" style:text-underline-width="auto" style:text-underline-color="font-color" officeooo:rsid="001a93d9"/>
    </style:style>
    <style:style style:name="T155" style:family="text">
      <style:text-properties style:text-underline-style="solid" style:text-underline-width="auto" style:text-underline-color="font-color" officeooo:rsid="001beece"/>
    </style:style>
    <style:style style:name="T156" style:family="text">
      <style:text-properties style:text-underline-style="solid" style:text-underline-width="auto" style:text-underline-color="font-color" officeooo:rsid="001d06a2"/>
    </style:style>
    <style:style style:name="T157" style:family="text">
      <style:text-properties style:text-underline-style="solid" style:text-underline-width="auto" style:text-underline-color="font-color" officeooo:rsid="001e3a70"/>
    </style:style>
    <style:style style:name="T158" style:family="text">
      <style:text-properties style:text-underline-style="solid" style:text-underline-width="auto" style:text-underline-color="font-color" officeooo:rsid="0020f521"/>
    </style:style>
    <style:style style:name="T159" style:family="text">
      <style:text-properties style:text-underline-style="solid" style:text-underline-width="auto" style:text-underline-color="font-color" officeooo:rsid="00201c3f"/>
    </style:style>
    <style:style style:name="T160" style:family="text">
      <style:text-properties style:text-underline-style="solid" style:text-underline-width="auto" style:text-underline-color="font-color" officeooo:rsid="0022afb4"/>
    </style:style>
    <style:style style:name="T161" style:family="text">
      <style:text-properties style:text-underline-style="solid" style:text-underline-width="auto" style:text-underline-color="font-color" officeooo:rsid="0038a666"/>
    </style:style>
    <style:style style:name="T162" style:family="text">
      <style:text-properties style:text-underline-style="solid" style:text-underline-width="auto" style:text-underline-color="font-color" officeooo:rsid="01bfceb7"/>
    </style:style>
    <style:style style:name="T163" style:family="text">
      <style:text-properties officeooo:rsid="012c6d3d"/>
    </style:style>
    <style:style style:name="T164" style:family="text">
      <style:text-properties officeooo:rsid="012d0e00"/>
    </style:style>
    <style:style style:name="T165" style:family="text">
      <style:text-properties officeooo:rsid="001beece"/>
    </style:style>
    <style:style style:name="T166" style:family="text">
      <style:text-properties officeooo:rsid="001d06a2"/>
    </style:style>
    <style:style style:name="T167" style:family="text">
      <style:text-properties officeooo:rsid="001e3a70"/>
    </style:style>
    <style:style style:name="T168" style:family="text">
      <style:text-properties officeooo:rsid="01533894"/>
    </style:style>
    <style:style style:name="T169" style:family="text">
      <style:text-properties officeooo:rsid="0157ef79"/>
    </style:style>
    <style:style style:name="T170" style:family="text">
      <style:text-properties officeooo:rsid="025e22c5"/>
    </style:style>
    <style:style style:name="T171" style:family="text">
      <style:text-properties officeooo:rsid="0166c7d1"/>
    </style:style>
    <style:style style:name="T172" style:family="text">
      <style:text-properties fo:font-style="italic" officeooo:rsid="0166c7d1" style:font-style-asian="italic" style:font-style-complex="italic"/>
    </style:style>
    <style:style style:name="T173" style:family="text">
      <style:text-properties officeooo:rsid="01688afb"/>
    </style:style>
    <style:style style:name="T174" style:family="text">
      <style:text-properties officeooo:rsid="002b1365"/>
    </style:style>
    <style:style style:name="T175" style:family="text">
      <style:text-properties officeooo:rsid="00325870"/>
    </style:style>
    <style:style style:name="T176" style:family="text">
      <style:text-properties officeooo:rsid="003559e6"/>
    </style:style>
    <style:style style:name="T177" style:family="text">
      <style:text-properties officeooo:rsid="017ffb89"/>
    </style:style>
    <style:style style:name="T178" style:family="text">
      <style:text-properties fo:color="#ff0000" fo:font-weight="bold" officeooo:rsid="017ffb89" style:font-weight-asian="bold" style:font-weight-complex="bold"/>
    </style:style>
    <style:style style:name="T179" style:family="text">
      <style:text-properties officeooo:rsid="01882bb5"/>
    </style:style>
    <style:style style:name="T180" style:family="text">
      <style:text-properties officeooo:rsid="02d218f5"/>
    </style:style>
    <style:style style:name="T181" style:family="text">
      <style:text-properties officeooo:rsid="0184f894"/>
    </style:style>
    <style:style style:name="T182" style:family="text">
      <style:text-properties officeooo:rsid="00378ac7"/>
    </style:style>
    <style:style style:name="T183" style:family="text">
      <style:text-properties officeooo:rsid="019bb23a"/>
    </style:style>
    <style:style style:name="T184" style:family="text">
      <style:text-properties officeooo:rsid="019f076e"/>
    </style:style>
    <style:style style:name="T185" style:family="text">
      <style:text-properties officeooo:rsid="003a111e"/>
    </style:style>
    <style:style style:name="T186" style:family="text">
      <style:text-properties officeooo:rsid="003a26a3"/>
    </style:style>
    <style:style style:name="T187" style:family="text">
      <style:text-properties fo:color="#c9211e" fo:font-weight="bold" officeooo:rsid="01b36c73" style:font-weight-asian="bold" style:font-weight-complex="bold"/>
    </style:style>
    <style:style style:name="T188" style:family="text">
      <style:text-properties officeooo:rsid="003f287f"/>
    </style:style>
    <style:style style:name="T189" style:family="text">
      <style:text-properties officeooo:rsid="00425d8c"/>
    </style:style>
    <style:style style:name="T190" style:family="text">
      <style:text-properties officeooo:rsid="01c383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++ classess</text:p>
      <text:p text:style-name="P1"/>
      <text:p text:style-name="P2">-<text:span text:style-name="T1">&gt; class declaration</text:span></text:p>
      <text:p text:style-name="P41"><text:tab/>class Class_Name</text:p>
      <text:p text:style-name="P41"><text:tab/>{</text:p>
      <text:p text:style-name="P41"><text:tab/><text:span text:style-name="T80">private:</text:span></text:p>
      <text:p text:style-name="P41"><text:tab/><text:tab/>// declaration(s);</text:p>
      <text:p text:style-name="P41"><text:tab/><text:span text:style-name="T80">public:</text:span></text:p>
      <text:p text:style-name="P42"><text:tab/><text:tab/>// declaration(s);</text:p>
      <text:p text:style-name="P41"><text:tab/>};</text:p>
      <text:p text:style-name="P28">-<text:span text:style-name="T1">&gt; calling an attribute of the object</text:span></text:p>
      <text:p text:style-name="P7"><text:tab/><text:span text:style-name="T55">object.attribute;</text:span></text:p>
      <text:p text:style-name="P28">-<text:span text:style-name="T1">&gt; calling a method</text:span></text:p>
      <text:p text:style-name="P7"><text:tab/><text:span text:style-name="T55">object.method();</text:span></text:p>
      <text:p text:style-name="P28">-<text:span text:style-name="T66">&gt; pointer to an object</text:span></text:p>
      <text:p text:style-name="P7"><text:tab/><text:span text:style-name="T66">MyClass *new_object = new MyClass();</text:span></text:p>
      <text:p text:style-name="P28">-<text:span text:style-name="T67">&gt; dereference pointer:</text:span></text:p>
      <text:p text:style-name="P7"><text:tab/><text:span text:style-name="T67">a) (*new_object).method()</text:span></text:p>
      <text:p text:style-name="P8"><text:tab/><text:span text:style-name="T67">b) new_object-&gt;method()</text:span></text:p>
      <text:p text:style-name="P29">-<text:span text:style-name="T68">&gt; class member access modifiers:</text:span></text:p>
      <text:p text:style-name="P9"><text:tab/><text:span text:style-name="T68">a) </text:span><text:span text:style-name="T57">public</text:span><text:span text:style-name="T68"> </text:span><text:span text:style-name="T69">– accessible everywhere</text:span></text:p>
      <text:p text:style-name="P9"><text:tab/><text:span text:style-name="T68">b) </text:span><text:span text:style-name="T56">private</text:span><text:span text:style-name="T69"> – accessible only by members or friends of the class, </text:span><text:span text:style-name="T70">by <text:tab/><text:tab/><text:tab/>default all attributes and methods are private if not otherwise <text:tab/><text:tab/><text:tab/>specified</text:span></text:p>
      <text:p text:style-name="P9"><text:tab/><text:span text:style-name="T68">c) </text:span><text:span text:style-name="T56">protected</text:span><text:span text:style-name="T69"> – used with inheritance – we’ll talk about it in the next <text:tab/>section</text:span></text:p>
      <text:p text:style-name="P30">-<text:span text:style-name="T81">&gt; separate specification from implementation</text:span></text:p>
      <text:p text:style-name="P9"><text:tab/><text:span text:style-name="T81">a) specification in header file - .</text:span><text:span text:style-name="T72">h</text:span></text:p>
      <text:p text:style-name="P9"><text:tab/><text:span text:style-name="T81">b) implementation in separate file - </text:span><text:span text:style-name="T72">.cpp</text:span></text:p>
      <text:p text:style-name="P9"/>
      <text:p text:style-name="P10"><text:span text:style-name="T71">Account.h</text:span> </text:p>
      <text:p text:style-name="P10"/>
      <text:p text:style-name="P4">#ifndef _<text:span text:style-name="T82">ACCOUNT_H_</text:span></text:p>
      <text:p text:style-name="P6">#define _ACCOUNT_H_</text:p>
      <text:p text:style-name="P10"/>
      <text:p text:style-name="P43">class Account {</text:p>
      <text:p text:style-name="P43">private:</text:p>
      <text:p text:style-name="P43"><text:tab/>double balance;</text:p>
      <text:p text:style-name="P43">public:</text:p>
      <text:p text:style-name="P12"><text:span text:style-name="T84"><text:tab/>void set_balance(double bal);<text:tab/></text:span><text:tab/>// <text:span text:style-name="T100">function prototype</text:span></text:p>
      <text:p text:style-name="P12"><text:span text:style-name="T84"><text:tab/>double get_balance();<text:tab/></text:span><text:tab/><text:tab/>// <text:span text:style-name="T100">function prototype</text:span></text:p>
      <text:p text:style-name="P43">};</text:p>
      <text:p text:style-name="P43"/>
      <text:p text:style-name="P4">#endif</text:p>
      <text:p text:style-name="P43"/>
      <text:p text:style-name="P31">Account.cpp</text:p>
      <text:p text:style-name="P11"/>
      <text:p text:style-name="P5">#include “Account.h”</text:p>
      <text:p text:style-name="P11"/>
      <text:p text:style-name="P44">void <text:span text:style-name="T101">Account::</text:span>set_balance(double bal) {</text:p>
      <text:p text:style-name="P44"><text:tab/>balance = bal;</text:p>
      <text:p text:style-name="P44">}</text:p>
      <text:p text:style-name="P44"><text:tab/></text:p>
      <text:p text:style-name="P44">double <text:span text:style-name="T101">Account::</text:span>get_balance() {</text:p>
      <text:p text:style-name="P44"><text:tab/>return balance;</text:p>
      <text:p text:style-name="P44">}</text:p>
      <text:p text:style-name="P31"><text:soft-page-break/>Main.cpp</text:p>
      <text:p text:style-name="P45">#include &lt;iostream&gt;</text:p>
      <text:p text:style-name="P5">#include “Account.h”</text:p>
      <text:p text:style-name="P11"/>
      <text:p text:style-name="P45">int main() {</text:p>
      <text:p text:style-name="P45"><text:tab/>Account frank_account;</text:p>
      <text:p text:style-name="P45"><text:tab/>frank_account.set_balance(1000.00);</text:p>
      <text:p text:style-name="P45"><text:tab/>double bal = frank_account.get_balance();</text:p>
      <text:p text:style-name="P45"/>
      <text:p text:style-name="P45"><text:tab/>std::cout &lt;&lt; bal &lt;&lt; std::endl;</text:p>
      <text:p text:style-name="P45"><text:tab/>return 0;</text:p>
      <text:p text:style-name="P45">}</text:p>
      <text:p text:style-name="P45"/>
      <text:p text:style-name="P64"><text:span text:style-name="T2">-</text:span><text:span text:style-name="T17">&gt;</text:span><text:span text:style-name="T102"> </text:span><text:span text:style-name="T17">using Makefile to link files</text:span></text:p>
      <text:p text:style-name="P17"/>
      <text:p text:style-name="P46"><text:span text:style-name="T102"># </text:span>file named - <text:span text:style-name="T71">Makefile</text:span></text:p>
      <text:p text:style-name="P47"># declare the variable</text:p>
      <text:p text:style-name="P47">CC=g++</text:p>
      <text:p text:style-name="P45"/>
      <text:p text:style-name="P47">CFLAGS=-c -Wall</text:p>
      <text:p text:style-name="P45"/>
      <text:p text:style-name="P47">all: file</text:p>
      <text:p text:style-name="P45"/>
      <text:p text:style-name="P47">file: main.o Account.o</text:p>
      <text:p text:style-name="P47"><text:tab/>$(CC) main.o Account.o -o exec</text:p>
      <text:p text:style-name="P45"/>
      <text:p text:style-name="P45"><text:span text:style-name="T102">main.o: main.cpp</text:span><text:span text:style-name="T111">cop</text:span></text:p>
      <text:p text:style-name="P47"><text:tab/>$(CC) $(CFLAGS) main.cpp</text:p>
      <text:p text:style-name="P45"/>
      <text:p text:style-name="P47">Account.o: Account.cpp</text:p>
      <text:p text:style-name="P47"><text:tab/>$(CC) $(CFLAGS) Account.cpp</text:p>
      <text:p text:style-name="P45"/>
      <text:p text:style-name="P47"># cleaning action</text:p>
      <text:p text:style-name="P47">clean:</text:p>
      <text:p text:style-name="P47"><text:tab/>rm -rf *o exec</text:p>
      <text:p text:style-name="P17"/>
      <text:p text:style-name="P32">-&gt; running Makefile from terminal</text:p>
      <text:p text:style-name="P45"><text:span text:style-name="T17"><text:tab/>a) </text:span><text:span text:style-name="T58">make (all)</text:span><text:span text:style-name="T17"> # compile everything</text:span></text:p>
      <text:p text:style-name="P72"><text:span text:style-name="T3"><text:tab/>b) </text:span><text:span text:style-name="T63">make clean</text:span><text:span text:style-name="T3"> # cleaning action</text:span></text:p>
      <text:p text:style-name="P38"><text:span text:style-name="T135">-</text:span><text:span text:style-name="T136">&gt; constructor:</text:span></text:p>
      <text:p text:style-name="P39"><text:span text:style-name="T137"><text:tab/>a) </text:span><text:span text:style-name="T143">default constructor</text:span><text:span text:style-name="T137"> using initialization lists</text:span></text:p>
      <text:p text:style-name="P70"><text:span text:style-name="T137"><text:tab/></text:span><text:span text:style-name="T138">Player::Player()</text:span></text:p>
      <text:p text:style-name="P48"><text:tab/><text:tab/>: name{“None”}, health{0}, xp{0} {</text:p>
      <text:p text:style-name="P70"><text:span text:style-name="T138"><text:tab/>}</text:span><text:span text:style-name="T137"> </text:span></text:p>
      <text:p text:style-name="P40"><text:span text:style-name="T139"><text:tab/></text:span><text:span text:style-name="T140">b) </text:span><text:span text:style-name="T144">overloaded constructor</text:span></text:p>
      <text:p text:style-name="P71"><text:span text:style-name="T140"><text:tab/></text:span><text:span text:style-name="T141">Player::Player(std:: string name_val, int health_val, int xp_val)</text:span></text:p>
      <text:p text:style-name="P49"><text:tab/><text:tab/>: name{name_val}, health{health_val}, xp{xp_val} {</text:p>
      <text:p text:style-name="P52"><text:tab/>}</text:p>
      <text:p text:style-name="P15"><text:span text:style-name="T151"><text:tab/></text:span><text:span text:style-name="T110">c) </text:span><text:span text:style-name="T153">delegating constructor</text:span></text:p>
      <text:p text:style-name="P50"><text:span text:style-name="T110"><text:tab/></text:span>Player::Player()<text:tab/><text:tab/><text:tab/><text:tab/><text:span text:style-name="T2">// no-args constructors</text:span></text:p>
      <text:p text:style-name="P50"><text:tab/><text:tab/>: Player {“None”, 0, 0} {<text:tab/><text:span text:style-name="T2">// delegate constructor to first one</text:span><text:tab/><text:span text:style-name="T110">}</text:span></text:p>
      <text:p text:style-name="P35">-<text:span text:style-name="T176">&gt; destructor –</text:span><text:span text:style-name="T106"> only one destructor, important to release resources while using <text:tab/>raw pointers</text:span></text:p>
      <text:p text:style-name="P120"><text:tab/><text:span text:style-name="T97">Shallow::~Shallow() {</text:span></text:p>
      <text:p text:style-name="P121"><text:soft-page-break/><text:span text:style-name="T84"><text:tab/><text:tab/>delete data;<text:tab/><text:tab/></text:span><text:tab/><text:tab/><text:tab/>// free storage</text:p>
      <text:p text:style-name="P77"><text:tab/><text:tab/>cout &lt;&lt; “Destructor freeing data” &lt;&lt; endl;</text:p>
      <text:p text:style-name="P77"><text:tab/>}</text:p>
      <text:p text:style-name="P35">-<text:span text:style-name="T111">&gt; copy constructor:</text:span></text:p>
      <text:p text:style-name="P13"><text:tab/><text:span text:style-name="T111">a) copy constructor </text:span><text:span text:style-name="T154">prototype</text:span><text:span text:style-name="T111">:</text:span></text:p>
      <text:p text:style-name="P14"><text:tab/><text:span text:style-name="T91">Class_Name::Class_Name(const Class_Name &amp;source);</text:span></text:p>
      <text:p text:style-name="P14"><text:span text:style-name="T163"><text:tab/></text:span><text:span text:style-name="T111">b) using </text:span><text:span text:style-name="T154">initialization lists</text:span><text:span text:style-name="T111">:</text:span></text:p>
      <text:p text:style-name="P51"><text:span text:style-name="T111"><text:tab/></text:span><text:span text:style-name="T164">Player::Player(const Player &amp;source)<text:tab/><text:tab/><text:tab/></text:span></text:p>
      <text:p text:style-name="P58"><text:tab/><text:tab/>: name{source.name}, health {source.health}, xp {source.xp} {</text:p>
      <text:p text:style-name="P60"><text:tab/>}</text:p>
      <text:p text:style-name="P19"><text:span text:style-name="T111"><text:tab/></text:span><text:span text:style-name="T165">c) </text:span><text:span text:style-name="T155">deep copy</text:span><text:span text:style-name="T165"> with raw pointers</text:span></text:p>
      <text:p text:style-name="P57"><text:span text:style-name="T165"><text:tab/></text:span><text:span text:style-name="T117">Deep::Deep(const Deep &amp;source) {<text:tab/><text:tab/><text:tab/></text:span><text:span text:style-name="T33">// </text:span><text:span text:style-name="T34">deep copy constructor</text:span></text:p>
      <text:p text:style-name="P54"><text:tab/><text:tab/>data = new int;<text:tab/><text:tab/><text:tab/><text:tab/><text:tab/></text:p>
      <text:p text:style-name="P54"><text:tab/><text:tab/>*data = *source.data;</text:p>
      <text:p text:style-name="P54"><text:tab/><text:tab/>cout &lt;&lt; “Copy constructor – deep” &lt;&lt; endl;</text:p>
      <text:p text:style-name="P59"><text:tab/>}</text:p>
      <text:p text:style-name="P20"><text:span text:style-name="T165"><text:tab/></text:span><text:span text:style-name="T166">d) deep copy using </text:span><text:span text:style-name="T156">delegating constructor</text:span></text:p>
      <text:p text:style-name="P53"><text:span text:style-name="T166"><text:tab/></text:span>Deep::Deep(const Deep &amp;source)<text:tab/><text:tab/><text:tab/><text:span text:style-name="T2">// </text:span><text:span text:style-name="T34">deep copy constructor</text:span></text:p>
      <text:p text:style-name="P76"><text:tab/><text:tab/>: Deep{*source.data} {</text:p>
      <text:p text:style-name="P53"><text:tab/><text:tab/>cout &lt;&lt; “Copy constructor – deep” &lt;&lt; endl;</text:p>
      <text:p text:style-name="P56"><text:tab/>}</text:p>
      <text:p text:style-name="P36"><text:span text:style-name="T166">-</text:span><text:span text:style-name="T167">&gt; move constructor:</text:span></text:p>
      <text:p text:style-name="P22"><text:tab/>a) move constructor <text:span text:style-name="T152">prototype</text:span>:</text:p>
      <text:p text:style-name="P21"><text:span text:style-name="T167"><text:tab/></text:span><text:span text:style-name="T92">Type::Type(Type &amp;&amp;source);</text:span></text:p>
      <text:p text:style-name="P21"><text:span text:style-name="T168"><text:tab/></text:span><text:span text:style-name="T167">b) </text:span><text:span text:style-name="T157">move constructor with raw pointers:</text:span></text:p>
      <text:p text:style-name="P55"><text:span text:style-name="T167"><text:tab/></text:span><text:span text:style-name="T73">Move::Move(Move &amp;&amp;source)</text:span></text:p>
      <text:p text:style-name="P65"><text:tab/><text:tab/>: data{source.data} {</text:p>
      <text:p text:style-name="P16"><text:span text:style-name="T86"><text:tab/><text:tab/>source.data = nullptr;</text:span><text:span text:style-name="T71"><text:tab/></text:span>// <text:span text:style-name="T118">steal the data and the nulls out the <text:tab/><text:tab/><text:tab/><text:tab/><text:tab/><text:tab/><text:tab/><text:tab/>source pointer</text:span></text:p>
      <text:p text:style-name="P67"><text:tab/>}</text:p>
      <text:p text:style-name="P33"><text:span text:style-name="T169">-</text:span><text:span text:style-name="T120">&gt; const correctness:</text:span></text:p>
      <text:p text:style-name="P18"><text:tab/><text:span text:style-name="T174">a)</text:span> <text:span text:style-name="T152">const object</text:span> can be passed only to const functions</text:p>
      <text:p text:style-name="P23"><text:span text:style-name="T120"><text:tab/></text:span><text:span text:style-name="T93">const Player villain {“Villain”, 100, 50};</text:span></text:p>
      <text:p text:style-name="P73"><text:span text:style-name="T4"><text:tab/></text:span><text:span text:style-name="T5">b)</text:span><text:span text:style-name="T4"> </text:span><text:span text:style-name="T7">const function</text:span><text:span text:style-name="T6"> can accept any object</text:span></text:p>
      <text:p text:style-name="P23"><text:tab/><text:span text:style-name="T93">std::string get_name() const;</text:span></text:p>
      <text:p text:style-name="P34"><text:span text:style-name="T121">-</text:span><text:span text:style-name="T122">&gt; static:</text:span></text:p>
      <text:p text:style-name="P24"><text:span text:style-name="T121"><text:tab/></text:span><text:span text:style-name="T122">a) </text:span><text:span text:style-name="T158">static </text:span><text:span text:style-name="T159">class member</text:span><text:span text:style-name="T122"> - </text:span><text:span text:style-name="T123">a single data member that belongs to the class, <text:tab/>not the objects. </text:span><text:span text:style-name="T122">U</text:span><text:span text:style-name="T123">seful to store class-wide information. </text:span><text:span text:style-name="T122">M</text:span><text:span text:style-name="T170">ust be <text:tab/>initilized <text:tab/>outside of class declaration.</text:span><text:span text:style-name="T121"><text:tab/></text:span></text:p>
      <text:p text:style-name="P61"><text:tab/><text:span text:style-name="T74">static</text:span><text:span text:style-name="T123"> int num_players;<text:tab/></text:span></text:p>
      <text:p text:style-name="P25"><text:span text:style-name="T84"><text:tab/></text:span><text:span text:style-name="T87">int Player::num_players = 0; </text:span><text:span text:style-name="T123">// Typically in Player.cpp</text:span></text:p>
      <text:p text:style-name="P26"><text:tab/><text:span text:style-name="T124">a) </text:span><text:span text:style-name="T160">static class function</text:span><text:span text:style-name="T125"> - </text:span><text:span text:style-name="T123">independent of any objects. </text:span><text:span text:style-name="T125">C</text:span><text:span text:style-name="T123">an be called using <text:tab/>the class name. </text:span><text:span text:style-name="T125">C</text:span><text:span text:style-name="T123">an only access static class members, not a features of <text:tab/>objects.</text:span></text:p>
      <text:p text:style-name="P62"><text:span text:style-name="T123"><text:tab/></text:span><text:span text:style-name="T74">static</text:span><text:span text:style-name="T123"> int get_num_players();</text:span></text:p>
      <text:p text:style-name="P27">-<text:span text:style-name="T126">&gt; </text:span><text:span text:style-name="T60">struct</text:span><text:span text:style-name="T75"> –</text:span><text:span text:style-name="T171"> it is essentially the same as a class expect members are </text:span><text:span text:style-name="T172">public </text:span><text:span text:style-name="T127">by <text:tab/>default.</text:span></text:p>
      <text:p text:style-name="P63"><text:span text:style-name="T127"><text:tab/></text:span><text:span text:style-name="T128">struct</text:span><text:span text:style-name="T127"> Person {</text:span></text:p>
      <text:p text:style-name="P69"><text:tab/><text:tab/>std::string name;</text:p>
      <text:p text:style-name="P69"><text:tab/><text:tab/>std::string get_name();</text:p>
      <text:p text:style-name="P69"><text:tab/>};</text:p>
      <text:p text:style-name="P37">-<text:span text:style-name="T132">&gt; </text:span><text:span text:style-name="T59">friend</text:span><text:span text:style-name="T132"> - </text:span><text:span text:style-name="T173">a function or class that has access to private class member</text:span></text:p>
      <text:p text:style-name="P37"><text:span text:style-name="T76"><text:tab/></text:span><text:span text:style-name="T89">friend</text:span><text:span text:style-name="T95"> void display_player(Player &amp;p);</text:span><text:span text:style-name="T133"> - </text:span><text:span text:style-name="T132">a friend function</text:span></text:p>
      <text:p text:style-name="P37"><text:tab/><text:span text:style-name="T88">friend</text:span><text:span text:style-name="T94"> class Other_class;</text:span><text:span text:style-name="T134"> - </text:span><text:span text:style-name="T132">a friend class</text:span></text:p>
      <text:p text:style-name="P75"><text:span text:style-name="T27">-&gt;</text:span><text:span text:style-name="T2"> </text:span><text:span text:style-name="T54">this</text:span><text:span text:style-name="T2"> </text:span><text:span text:style-name="T103">- is a pointer to the instance of the class on which the</text:span></text:p>
      <text:p text:style-name="P74"><text:tab/>function was called. <text:span text:style-name="T71">this</text:span> cannot be used in a static member function.</text:p>
      <text:p text:style-name="P66"><text:soft-page-break/><text:span text:style-name="T105"><text:tab/></text:span><text:span text:style-name="T104">void Account::set_balance(double balance) {</text:span></text:p>
      <text:p text:style-name="P68"><text:span text:style-name="T103"><text:tab/><text:tab/></text:span>this-<text:span text:style-name="T119">&gt;</text:span>balance<text:span text:style-name="T103"> = balance; </text:span></text:p>
      <text:p text:style-name="P78"><text:tab/>}</text:p>
      <text:p text:style-name="P106">-<text:span text:style-name="T175">&gt; OPERATOR OVERLOADING</text:span></text:p>
      <text:p text:style-name="P95">a) cannot be overloaded - <text:span text:style-name="T61">::<text:tab/>:? .*<text:tab/>. sizeof</text:span></text:p>
      <text:p text:style-name="P95">b) <text:span text:style-name="T71">copy assignment operator</text:span> – default is shallow copy, memberwise assignment</text:p>
      <text:p text:style-name="P96"><text:span text:style-name="T84">s2 = s1</text:span> // assignment</text:p>
      <text:p text:style-name="P98"><text:span text:style-name="T113">Type &amp;Type::operator=(const Type &amp;rhs);<text:tab/></text:span><text:span text:style-name="T82"><text:tab/>// </text:span><text:span text:style-name="T83">function prototype</text:span></text:p>
      <text:p text:style-name="P96"><text:span text:style-name="T152"/></text:p>
      <text:p text:style-name="P96"><text:span text:style-name="T152">example</text:span> – for instances with raw pointers</text:p>
      <text:p text:style-name="P79"/>
      <text:p text:style-name="P79">Mystring &amp;Mystring::operator=(const Mystring &amp;rhs) {</text:p>
      <text:p text:style-name="P123"><text:span text:style-name="T85"><text:tab/>if (this == &amp;rhs)<text:tab/><text:tab/><text:tab/></text:span><text:span text:style-name="T8">// c</text:span><text:span text:style-name="T9">hecking for self-assignment eg. p1 = p1;</text:span></text:p>
      <text:p text:style-name="P79"><text:tab/><text:tab/>return *this;</text:p>
      <text:p text:style-name="P79"><text:tab/>delete [] str;<text:tab/><text:tab/><text:tab/><text:tab/><text:tab/><text:tab/><text:span text:style-name="T2">// or this-</text:span><text:span text:style-name="T42">&gt;</text:span><text:span text:style-name="T2">str</text:span></text:p>
      <text:p text:style-name="P79"><text:tab/>str = new char[std::strlen(rhs.str) + 1];<text:tab/><text:tab/><text:span text:style-name="T2">// </text:span><text:span text:style-name="T40">create array in the heap</text:span></text:p>
      <text:p text:style-name="P79"><text:tab/>std::strcpy(str, rhs.str);<text:tab/><text:tab/><text:tab/><text:tab/><text:span text:style-name="T2">// </text:span><text:span text:style-name="T40">copy str from rhs</text:span></text:p>
      <text:p text:style-name="P79"/>
      <text:p text:style-name="P79"><text:tab/>return *this;<text:tab/><text:span text:style-name="T2">// </text:span><text:span text:style-name="T41">return current by reference </text:span></text:p>
      <text:p text:style-name="P97"><text:tab/><text:tab/><text:tab/><text:tab/>to allow chain assignment s1 = s2 = s3</text:p>
      <text:p text:style-name="P79"><text:tab/>}</text:p>
      <text:p text:style-name="P99">c) <text:span text:style-name="T71">move assignment operator </text:span>- i<text:span text:style-name="T177">f we have </text:span><text:span text:style-name="T178">raw pointer </text:span><text:span text:style-name="T177">we should overload the move <text:tab/>assignment operator for efficiency.</text:span></text:p>
      <text:p text:style-name="P80">Mystring s1;</text:p>
      <text:p text:style-name="P80">s1 = Mystring {“Frank”}; <text:span text:style-name="T2"><text:tab/>// move assignment, while Mystring(“Frank”) <text:tab/><text:tab/><text:tab/><text:tab/><text:tab/><text:tab/>// is </text:span><text:span text:style-name="T43">n</text:span><text:span text:style-name="T2">ot L-value variable, but R-value </text:span></text:p>
      <text:p text:style-name="P80"><text:span text:style-name="T2"><text:tab/></text:span></text:p>
      <text:p text:style-name="P81"><text:span text:style-name="T114">Type &amp;Type::operator=(Type &amp;&amp;rhs)</text:span><text:span text:style-name="T2">;<text:tab/>// function prototype</text:span></text:p>
      <text:p text:style-name="P81"><text:span text:style-name="T2"/></text:p>
      <text:p text:style-name="P82">Mystring &amp;Mystring::operator=(Mystring &amp;&amp;rhs) {</text:p>
      <text:p text:style-name="P82"><text:s text:c="4"/>std::cout &lt;&lt; "Using move assignment" &lt;&lt; std::endl;</text:p>
      <text:p text:style-name="P100"><text:span text:style-name="T84"><text:s text:c="4"/>if (this == &amp;rhs) </text:span><text:tab/><text:tab/>// self assignment</text:p>
      <text:p text:style-name="P100"><text:s text:c="5"/><text:span text:style-name="T84"><text:s text:c="3"/>return *this;<text:tab/></text:span><text:tab/>// return current object</text:p>
      <text:p text:style-name="P100"><text:s text:c="4"/><text:span text:style-name="T84">delete [] str;</text:span><text:tab/><text:tab/>// deallocate current storage</text:p>
      <text:p text:style-name="P100"><text:s text:c="4"/><text:span text:style-name="T84">str = rhs.str;<text:tab/></text:span><text:tab/>// steal the pointer</text:p>
      <text:p text:style-name="P100"><text:s text:c="3"/><text:span text:style-name="T84"><text:s/>rhs.str = nullptr;</text:span><text:tab/><text:tab/>// null out the rhs object</text:p>
      <text:p text:style-name="P100"><text:s text:c="4"/><text:span text:style-name="T84">return *this;<text:tab/></text:span><text:tab/><text:tab/>// return current object</text:p>
      <text:p text:style-name="P82"><text:span text:style-name="T2">}</text:span></text:p>
      <text:p text:style-name="P83"><text:span text:style-name="T2">d) </text:span><text:span text:style-name="T19">Overloading Operators as Member Functions</text:span><text:span text:style-name="T44">:</text:span></text:p>
      <text:p text:style-name="P83"><text:span text:style-name="T44"><text:tab/>- unary operators as member methods (++, –, -, !)</text:span></text:p>
      <text:p text:style-name="P101"><text:tab/><text:span text:style-name="T112">ReturnType Type::operatorOp();</text:span></text:p>
      <text:p text:style-name="P101"/>
      <text:p text:style-name="P101"><text:tab/><text:span text:style-name="T84">Number Number::operator-() const;</text:span></text:p>
      <text:p text:style-name="P101"><text:span text:style-name="T84"><text:tab/>Number Number::operator++();<text:tab/></text:span><text:tab/>// pre-increment</text:p>
      <text:p text:style-name="P101"><text:tab/><text:span text:style-name="T84">Number Number::operator++(int);</text:span><text:tab/>// post-increment</text:p>
      <text:p text:style-name="P101"><text:tab/><text:span text:style-name="T84">bool Number::operator!() const;</text:span></text:p>
      <text:p text:style-name="P101"><text:span text:style-name="T84"/></text:p>
      <text:p text:style-name="P101"><text:span text:style-name="T84"><text:tab/></text:span>- <text:span text:style-name="T179">binary operators as member methods (+,-,==,!=,&lt;,&gt;, etc.)</text:span></text:p>
      <text:p text:style-name="P126"><text:tab/>ReturnType Type::operatorOp(const &amp;Type rhs) <text:span text:style-name="T180">const</text:span>;</text:p>
      <text:p text:style-name="P103"><text:tab/></text:p>
      <text:p text:style-name="P84"><text:tab/>Number Number::operator+(const &amp;Number rhs) const;</text:p>
      <text:p text:style-name="P84"><text:tab/>Number Number::operator-(const &amp;Number rhs) const;</text:p>
      <text:p text:style-name="P84"><text:tab/>bool Number::operator==(const &amp;Number rhs) const;</text:p>
      <text:p text:style-name="P84"><text:tab/>bool Number::operator&gt;(const &amp;Number rhs) const;</text:p>
      <text:p text:style-name="P84"><text:tab/></text:p>
      <text:p text:style-name="P84"><text:soft-page-break/><text:tab/><text:span text:style-name="T2">- </text:span><text:span text:style-name="T32">example</text:span></text:p>
      <text:p text:style-name="P84"><text:span text:style-name="T45"><text:tab/></text:span><text:span text:style-name="T181">bool </text:span><text:span text:style-name="T77">Mystring::</text:span><text:span text:style-name="T181">operator==</text:span><text:span text:style-name="T77">(const Mystring &amp;rhs)</text:span><text:span text:style-name="T181"> const {</text:span></text:p>
      <text:p text:style-name="P86"><text:s text:c="4"/><text:tab/><text:tab/>return (std::strcmp(<text:span text:style-name="T71">str</text:span>, rhs.str) == 0);<text:span text:style-name="T45">}</text:span></text:p>
      <text:p text:style-name="P124"><text:span text:style-name="T11"/></text:p>
      <text:p text:style-name="P124"><text:span text:style-name="T11">d) </text:span><text:span text:style-name="T13">Overloading Operators as </text:span><text:span text:style-name="T14">Global</text:span><text:span text:style-name="T13"> Functions</text:span><text:span text:style-name="T10">:</text:span></text:p>
      <text:p text:style-name="P125"><text:span text:style-name="T10"><text:tab/>- </text:span><text:span text:style-name="T12">Global functions must be implemented as friends of classes, otherwise <text:tab/>they will not have an access to the class members.</text:span></text:p>
      <text:p text:style-name="P125"><text:span text:style-name="T12"/></text:p>
      <text:p text:style-name="P105"><text:tab/>- Unary operators as global functions (++, --, -, !)</text:p>
      <text:p text:style-name="P102"><text:tab/><text:span text:style-name="T112">ReturnType Type::operatorOp();</text:span></text:p>
      <text:p text:style-name="P102"/>
      <text:p text:style-name="P102"><text:tab/><text:span text:style-name="T84">Number operator-(const </text:span><text:span text:style-name="T99">Number &amp;obj</text:span><text:span text:style-name="T84">);</text:span></text:p>
      <text:p text:style-name="P102"><text:span text:style-name="T84"><text:tab/>Number operator++(</text:span><text:span text:style-name="T99">Number &amp;obj</text:span><text:span text:style-name="T84">);<text:tab/></text:span><text:tab/>// pre-increment</text:p>
      <text:p text:style-name="P102"><text:tab/><text:span text:style-name="T84">Number operator++(</text:span><text:span text:style-name="T99">Number &amp;obj, </text:span><text:span text:style-name="T84">int);</text:span><text:tab/>// post-increment</text:p>
      <text:p text:style-name="P102"><text:span text:style-name="T183"><text:tab/></text:span><text:span text:style-name="T99">bool operator!(const Number &amp;obj);</text:span></text:p>
      <text:p text:style-name="P102"><text:span text:style-name="T99"/></text:p>
      <text:p text:style-name="P102"><text:span text:style-name="T99"><text:tab/></text:span><text:span text:style-name="T183">- </text:span><text:span text:style-name="T179">binary operators as member methods (+,-,==,!=,&lt;,&gt;, etc.)</text:span></text:p>
      <text:p text:style-name="P127"><text:tab/>ReturnType Type::operatorOp(const &amp;Type rhs);</text:p>
      <text:p text:style-name="P104"><text:tab/></text:p>
      <text:p text:style-name="P85"><text:tab/>Number operator+(const &amp;Number <text:span text:style-name="T183">lhs</text:span>, const &amp;Number rhs);</text:p>
      <text:p text:style-name="P85"><text:tab/>Number operator-(const &amp;Number <text:span text:style-name="T183">lhs</text:span>, const &amp;Number rhs);</text:p>
      <text:p text:style-name="P85"><text:tab/>bool operator==(const &amp;Number <text:span text:style-name="T183">lhs</text:span>, const &amp;Number rhs);</text:p>
      <text:p text:style-name="P87"><text:tab/>bool operator&gt;(const &amp;Number <text:span text:style-name="T183">lhs</text:span>, const &amp;Number rhs);</text:p>
      <text:p text:style-name="P87"/>
      <text:p text:style-name="P87"><text:tab/><text:span text:style-name="T2">- </text:span><text:span text:style-name="T46">example</text:span></text:p>
      <text:p text:style-name="P87"><text:span text:style-name="T46"><text:tab/>// in </text:span><text:span text:style-name="T20">“Mystring.h”</text:span></text:p>
      <text:p text:style-name="P87"><text:span text:style-name="T46"><text:tab/></text:span><text:span text:style-name="T184">friend Mystring operator+(const Mystring &amp;lhs, const Mystring &amp;rhs);</text:span></text:p>
      <text:p text:style-name="P87"/>
      <text:p text:style-name="P87"><text:tab/><text:span text:style-name="T46">// in </text:span><text:span text:style-name="T20">“Mystring.</text:span><text:span text:style-name="T21">cpp</text:span><text:span text:style-name="T20">”</text:span></text:p>
      <text:p text:style-name="P87"><text:span text:style-name="T183">Mystring operator+(const Mystring &amp;lhs, const Mystring &amp;rhs) {</text:span></text:p>
      <text:p text:style-name="P88"><text:s text:c="4"/><text:tab/>char *buff = new char[std::strlen(lhs.str) + std::strlen(rhs.str) + 1];</text:p>
      <text:p text:style-name="P88"><text:s text:c="4"/><text:tab/>std::strcpy(buff, lhs.str);</text:p>
      <text:p text:style-name="P88"><text:s text:c="4"/><text:tab/>std::strcat(buff, rhs.str);</text:p>
      <text:p text:style-name="P88"><text:s text:c="4"/><text:tab/>Mystring temp {buff};</text:p>
      <text:p text:style-name="P88"><text:s text:c="4"/><text:tab/>delete [] buff;</text:p>
      <text:p text:style-name="P88"><text:s text:c="4"/><text:tab/>return temp;<text:span text:style-name="T182">}</text:span></text:p>
      <text:p text:style-name="P107"/>
      <text:p text:style-name="P108">e) <text:span text:style-name="T77">Overloading </text:span><text:span text:style-name="T78">Stream Insertion as Global function</text:span></text:p>
      <text:p text:style-name="P89"><text:span text:style-name="T18">- stream insertion operator (&lt;&lt;):</text:span></text:p>
      <text:p text:style-name="P89"><text:span text:style-name="T18"><text:tab/></text:span><text:span text:style-name="T2">- return a reference to the ostream so we can keep inserting</text:span></text:p>
      <text:p text:style-name="P130"><text:span text:style-name="T18"><text:tab/></text:span><text:span text:style-name="T2">- DON’T return ostream by value!</text:span></text:p>
      <text:p text:style-name="P89"><text:tab/>std::ostream &amp;operator&lt;&lt;(std::ostream &amp;os, const Mystring &amp;obj) {</text:p>
      <text:p text:style-name="P89"><text:tab/><text:tab/>os &lt;&lt; obj.str;<text:tab/><text:tab/><text:span text:style-name="T2">// if friend functions<text:tab/></text:span></text:p>
      <text:p text:style-name="P89"><text:tab/><text:tab/>os &lt;&lt; obj.get_str();<text:tab/><text:span text:style-name="T2">// if not friend function</text:span></text:p>
      <text:p text:style-name="P89"><text:tab/><text:tab/>return os;}</text:p>
      <text:p text:style-name="P109"/>
      <text:p text:style-name="P130"><text:span text:style-name="T18">-</text:span><text:span text:style-name="T71"> </text:span><text:span text:style-name="T18">stream extraction operator (&gt;&gt;):</text:span></text:p>
      <text:p text:style-name="P130"><text:span text:style-name="T18"><text:tab/></text:span><text:span text:style-name="T2">- return a reference to the istream so we can keep inserting</text:span></text:p>
      <text:p text:style-name="P109"><text:span text:style-name="T71"><text:tab/></text:span>- update the object passed in</text:p>
      <text:p text:style-name="P109"><text:tab/><text:span text:style-name="T84">std::istream &amp;operator&gt;&gt;(std::istream &amp;is, Mystring &amp;obj) {</text:span></text:p>
      <text:p text:style-name="P89"><text:tab/><text:tab/>char *buff = new char[1000];</text:p>
      <text:p text:style-name="P89"><text:tab/><text:tab/>is &gt;&gt; buff;</text:p>
      <text:p text:style-name="P89"><text:tab/><text:tab/>obj = Mystring{buff}; //if you have copy or move assignment</text:p>
      <text:p text:style-name="P89"><text:tab/><text:tab/>delete [] buff;</text:p>
      <text:p text:style-name="P89"><text:tab/><text:tab/>return is;}</text:p>
      <text:p text:style-name="P109"><text:soft-page-break/>- <text:span text:style-name="T161">example</text:span></text:p>
      <text:p text:style-name="P91"><text:span text:style-name="T2">// </text:span><text:span text:style-name="T47">Function prototypes in </text:span><text:span text:style-name="T22">‘Mystring.h’</text:span></text:p>
      <text:p text:style-name="P90">class Mystring {</text:p>
      <text:p text:style-name="P90"><text:s text:c="4"/>friend std::ostream &amp;operator&lt;&lt;(std::ostream &amp;os, const Mystring &amp;rhs);</text:p>
      <text:p text:style-name="P90"><text:s text:c="4"/>friend std::istream &amp;operator&gt;&gt;(std::istream &amp;in, Mystring &amp;rhs);</text:p>
      <text:p text:style-name="P90">...}</text:p>
      <text:p text:style-name="P110"/>
      <text:p text:style-name="P110">// implementation in <text:span text:style-name="T71">“Mystring.cpp”</text:span></text:p>
      <text:p text:style-name="P110">// overloaded insertion operator</text:p>
      <text:p text:style-name="P90">std::ostream &amp;operator&lt;&lt;(std::ostream &amp;os, const Mystring &amp;rhs) {</text:p>
      <text:p text:style-name="P90"><text:s text:c="4"/>os &lt;&lt; rhs.str;</text:p>
      <text:p text:style-name="P90"><text:s text:c="4"/>return os;}</text:p>
      <text:p text:style-name="P90"/>
      <text:p text:style-name="P110">// overloaded extraction operator</text:p>
      <text:p text:style-name="P90">std::istream &amp;operator&gt;&gt;(std::istream &amp;in, Mystring &amp;rhs) {</text:p>
      <text:p text:style-name="P90"><text:s text:c="4"/>char *buff = new char[1000];</text:p>
      <text:p text:style-name="P90"><text:s text:c="4"/>in &gt;&gt; buff;</text:p>
      <text:p text:style-name="P90"><text:s text:c="4"/>rhs = Mystring{buff};</text:p>
      <text:p text:style-name="P90"><text:s text:c="4"/>delete [] buff;</text:p>
      <text:p text:style-name="P90"><text:s text:c="4"/>return in;}</text:p>
      <text:p text:style-name="P90"/>
      <text:p text:style-name="P117">-<text:span text:style-name="T185">&gt; inheritance:</text:span></text:p>
      <text:p text:style-name="P117"><text:span text:style-name="T108">a)</text:span><text:span text:style-name="T103"> </text:span><text:span text:style-name="T107">definition</text:span></text:p>
      <text:p text:style-name="P128"><text:tab/>class Base {</text:p>
      <text:p text:style-name="P128"><text:tab/><text:tab/>// Base class members...</text:p>
      <text:p text:style-name="P128"><text:tab/>};</text:p>
      <text:p text:style-name="P128"><text:tab/></text:p>
      <text:p text:style-name="P128"><text:tab/>class Derived: access-specifier Base {</text:p>
      <text:p text:style-name="P128"><text:tab/><text:tab/>// Derived class members…</text:p>
      <text:p text:style-name="P128"><text:span text:style-name="T185"><text:tab/>};</text:span></text:p>
      <text:p text:style-name="P129"><text:span text:style-name="T51">b)</text:span><text:span text:style-name="T23"> </text:span><text:span text:style-name="T62">protected</text:span><text:span text:style-name="T23"> (modifier)</text:span><text:span text:style-name="T49"> </text:span><text:span text:style-name="T48">- accessible from the Base class itself </text:span><text:span text:style-name="T49">and </text:span><text:span text:style-name="T48">from classes <text:tab/>Derived from Base, </text:span><text:span text:style-name="T49">but </text:span><text:span text:style-name="T48">not accessible by objects of Base or Derived</text:span></text:p>
      <text:p text:style-name="P129"><text:span text:style-name="T51">c)</text:span><text:span text:style-name="T49"> </text:span><text:span text:style-name="T24">a Derived class</text:span><text:span text:style-name="T50"> does </text:span><text:span text:style-name="T187">NOT</text:span><text:span text:style-name="T50"> inherit:</text:span></text:p>
      <text:p text:style-name="P111"><text:tab/>- Base class contructors</text:p>
      <text:p text:style-name="P111"><text:tab/>- Base class destructors</text:p>
      <text:p text:style-name="P111"><text:tab/>- Base class overload assignment operators</text:p>
      <text:p text:style-name="P111"><text:span text:style-name="T186"><text:tab/>- Base class friend functions</text:span></text:p>
      <text:p text:style-name="P112"><text:span text:style-name="T186"><text:tab/>!!! </text:span><text:span text:style-name="T71">However</text:span>, the Derived class constructors, destructors, and overloaded <text:tab/>assignment operators can invoke the base-class versions</text:p>
      <text:p text:style-name="P112"/>
      <text:p text:style-name="P113">d) <text:span text:style-name="T152">example</text:span>:</text:p>
      <text:p text:style-name="P113"/>
      <text:p text:style-name="P131">class Account {</text:p>
      <text:p text:style-name="P131">public:</text:p>
      <text:p text:style-name="P131"><text:tab/>void deposit(double amount) {balance += amount;}</text:p>
      <text:p text:style-name="P131">};</text:p>
      <text:p text:style-name="P131"/>
      <text:p text:style-name="P131">class Savings_Account: public Account {</text:p>
      <text:p text:style-name="P131">public:</text:p>
      <text:p text:style-name="P131"><text:tab/>void deposit(double amount) { <text:tab/><text:span text:style-name="T2">// Redefine Base class method</text:span></text:p>
      <text:p text:style-name="P131"><text:tab/><text:tab/>amount += some_interest;</text:p>
      <text:p text:style-name="P131"><text:tab/><text:tab/>Account::deposit(amount);<text:tab/><text:span text:style-name="T2">// invoke call Base class method</text:span></text:p>
      <text:p text:style-name="P92"><text:tab/><text:span text:style-name="T188">}</text:span></text:p>
      <text:p text:style-name="P93">};</text:p>
      <text:p text:style-name="P93"/>
      <text:p text:style-name="P118">-<text:span text:style-name="T185">&gt; </text:span><text:span text:style-name="T189">polymorphism</text:span><text:span text:style-name="T185">:</text:span></text:p>
      <text:p text:style-name="P114">a) <text:span text:style-name="T162">run-time polymorphism is achieved via:</text:span></text:p>
      <text:p text:style-name="P151"><text:soft-page-break/>- inheritance</text:p>
      <text:p text:style-name="P151">- base class pointers or references</text:p>
      <text:p text:style-name="P115">- virtual functions</text:p>
      <text:p text:style-name="P122"><text:span text:style-name="T129">b) </text:span><text:span text:style-name="T131">virtual</text:span><text:span text:style-name="T129"> functions:</text:span></text:p>
      <text:p text:style-name="P132">class <text:span text:style-name="T71">Account</text:span> {</text:p>
      <text:p text:style-name="P132"><text:tab/>public:</text:p>
      <text:p text:style-name="P132"><text:tab/><text:tab/><text:span text:style-name="T71">virtual </text:span>void withdraw(double amount);</text:p>
      <text:p text:style-name="P132"><text:tab/><text:tab/>...</text:p>
      <text:p text:style-name="P132">};</text:p>
      <text:p text:style-name="P132"/>
      <text:p text:style-name="P132">class <text:span text:style-name="T71">Checking : </text:span>public <text:span text:style-name="T71">Account </text:span>{</text:p>
      <text:p text:style-name="P132">public:</text:p>
      <text:p text:style-name="P132"><text:tab/><text:span text:style-name="T71">virtual </text:span>void withdraw(double amount);</text:p>
      <text:p text:style-name="P132"><text:tab/>...</text:p>
      <text:p text:style-name="P94">};</text:p>
      <text:p text:style-name="P116">c) <text:span text:style-name="T71">virtual destructor</text:span> - <text:span text:style-name="T190">if a class has virtual functions ALWAYS provide a </text:span><text:span text:style-name="T115">public <text:tab/>virtual destructor</text:span></text:p>
      <text:p text:style-name="P133"/>
      <text:p text:style-name="P133">class <text:span text:style-name="T71">Account </text:span>{</text:p>
      <text:p text:style-name="P133"><text:tab/>public:</text:p>
      <text:p text:style-name="P133"><text:tab/><text:tab/><text:span text:style-name="T71">virtual </text:span>void withdraw(double amount);</text:p>
      <text:p text:style-name="P133"><text:tab/><text:tab/><text:span text:style-name="T71">virtual ~Account();</text:span></text:p>
      <text:p text:style-name="P141"><text:span text:style-name="T142"><text:tab/><text:tab/>...</text:span><text:span text:style-name="T146">};</text:span></text:p>
      <text:p text:style-name="P141"><text:span text:style-name="T146"/></text:p>
      <text:p text:style-name="P143"><text:span text:style-name="T148">d</text:span><text:span text:style-name="T147">) using </text:span><text:span text:style-name="T145">a Base class</text:span><text:span text:style-name="T147"> pointer </text:span><text:span text:style-name="T149">(example)</text:span><text:span text:style-name="T147">:</text:span></text:p>
      <text:p text:style-name="P143"><text:span text:style-name="T147"/></text:p>
      <text:p text:style-name="P134"><text:s text:c="4"/>...</text:p>
      <text:p text:style-name="P134"><text:s text:c="4"/><text:span text:style-name="T2">// </text:span><text:span text:style-name="T25">Savings</text:span><text:span text:style-name="T52">, </text:span><text:span text:style-name="T25">Checking</text:span><text:span text:style-name="T52"> and </text:span><text:span text:style-name="T25">Trust</text:span><text:span text:style-name="T52"> are subclasses of a Base class - </text:span><text:span text:style-name="T25">Account</text:span></text:p>
      <text:p text:style-name="P139"><text:s text:c="4"/>Account *p1 = new Account();<text:tab/><text:span text:style-name="T27">// pointer to an object of Account class </text:span></text:p>
      <text:p text:style-name="P147"><text:span text:style-name="T90"><text:s text:c="4"/>Account *p2 = new Savings();<text:tab/></text:span><text:span text:style-name="T28">// pointer to an object of S</text:span><text:span text:style-name="T29">avings</text:span><text:span text:style-name="T28"> class</text:span></text:p>
      <text:p text:style-name="P147"><text:span text:style-name="T90"><text:s text:c="4"/>Account *p3 = new Checking();<text:tab/></text:span><text:span text:style-name="T28">// pointer to an object of C</text:span><text:span text:style-name="T29">hecking</text:span><text:span text:style-name="T28"> class</text:span></text:p>
      <text:p text:style-name="P147"><text:span text:style-name="T90"><text:s text:c="4"/>Account *p4 = new Trust();<text:tab/></text:span><text:span text:style-name="T28">// pointer to an object of T</text:span><text:span text:style-name="T29">rust</text:span><text:span text:style-name="T28"> class</text:span></text:p>
      <text:p text:style-name="P134"><text:s text:c="4"/></text:p>
      <text:p text:style-name="P134"><text:s text:c="4"/>p1-&gt;withdraw(1000);</text:p>
      <text:p text:style-name="P134"><text:s text:c="4"/>p2-&gt;withdraw(1000);</text:p>
      <text:p text:style-name="P134"><text:s text:c="4"/>p3-&gt;withdraw(1000);</text:p>
      <text:p text:style-name="P134"><text:s text:c="4"/>p4-&gt;withdraw(1000);</text:p>
      <text:p text:style-name="P134"><text:s text:c="4"/></text:p>
      <text:p text:style-name="P134"><text:s text:c="4"/>std::cout &lt;&lt; "\n === Array ==== " &lt;&lt; std::endl;</text:p>
      <text:p text:style-name="P134"><text:s text:c="4"/>Account *array [] = {p1,p2,p3,p4};</text:p>
      <text:p text:style-name="P134"><text:s text:c="4"/>for (auto i=0; i&lt;4; ++i)</text:p>
      <text:p text:style-name="P134"><text:s text:c="8"/>array[i]→withdraw(1000);<text:tab/><text:span text:style-name="T2">// </text:span><text:span text:style-name="T52">dynamic binding thanks to a base class <text:tab/><text:tab/><text:tab/><text:tab/><text:tab/><text:tab/><text:tab/>// pointers</text:span></text:p>
      <text:p text:style-name="P134"><text:span text:style-name="T129"><text:s text:c="4"/>…</text:span></text:p>
      <text:p text:style-name="P145"/>
      <text:p text:style-name="P142"><text:span text:style-name="T15">e) </text:span><text:span text:style-name="T64">override</text:span><text:span text:style-name="T15"> - In a member function declaration or definition, </text:span><text:span text:style-name="Source_20_Text"><text:span text:style-name="T15">override</text:span></text:span><text:span text:style-name="T15"> ensures <text:tab/>that the function is virtual and is overriding a virtual function from a <text:tab/>base class. The program is ill-formed (a compile-time error is generated) <text:tab/>if this is not true. </text:span></text:p>
      <text:p text:style-name="P142"><text:span text:style-name="T15"/></text:p>
      <text:p text:style-name="P135">class <text:span text:style-name="T71">Derived:</text:span> public <text:span text:style-name="T71">Base </text:span>{</text:p>
      <text:p text:style-name="P135"><text:tab/>public:</text:p>
      <text:p text:style-name="P144"><text:span text:style-name="T84"><text:tab/><text:tab/></text:span><text:span text:style-name="T86">virtual void say_hello() const override</text:span><text:span text:style-name="T84"> {<text:tab/> </text:span><text:tab/><text:tab/><text:tab/><text:tab/></text:p>
      <text:p text:style-name="P135"><text:tab/><text:tab/>std::cout &lt;&lt; “Hello – I’m a Derived class object” &lt;&lt; std::endl;}</text:p>
      <text:p text:style-name="P140"><text:span text:style-name="T109"><text:tab/><text:tab/></text:span><text:span text:style-name="T79">virtual ~Derived() {}</text:span></text:p>
      <text:p text:style-name="P135"><text:span text:style-name="T130">};</text:span></text:p>
      <text:p text:style-name="P135"><text:span text:style-name="T150"/></text:p>
      <text:p text:style-name="P136"><text:span text:style-name="T37">f</text:span><text:span text:style-name="T35">) </text:span><text:span text:style-name="T65">final</text:span><text:span text:style-name="T129"> - </text:span><text:span text:style-name="T36">when used at </text:span><text:span text:style-name="T39">the</text:span><text:span text:style-name="T36"> </text:span><text:span text:style-name="T39">class level</text:span><text:span text:style-name="T36">, it prevents a class from being derived <text:tab/>from. </text:span><text:span text:style-name="T35">W</text:span><text:span text:style-name="T36">hen used at </text:span><text:span text:style-name="T39">the method level</text:span><text:span text:style-name="T36">, it prevents virtual method from being <text:tab/>overridden in derived classes</text:span></text:p>
      <text:p text:style-name="P136"><text:span text:style-name="T36"/></text:p>
      <text:p text:style-name="P137">class B: public A {</text:p>
      <text:p text:style-name="P148"><text:span text:style-name="T96"><text:tab/>virtual void do_something () </text:span><text:span text:style-name="T86">final</text:span><text:span text:style-name="T96">;</text:span><text:span text:style-name="T98">}</text:span><text:span text:style-name="T27"><text:tab/>// prevent further overriding</text:span></text:p>
      <text:p text:style-name="P149"><text:soft-page-break/><text:span text:style-name="T27">g) </text:span><text:span text:style-name="T18">pure virtual function </text:span><text:span text:style-name="T27">– used to make a class abstract. </text:span><text:span text:style-name="T30">Derived classes </text:span><text:span text:style-name="T26">MUST</text:span><text:span text:style-name="T30"> <text:tab/>override the base class. </text:span><text:span text:style-name="T27">I</text:span><text:span text:style-name="T30">f the Derived class does not override then the <text:tab/>Derived class is also abstract.</text:span></text:p>
      <text:p text:style-name="P150"><text:span text:style-name="T27"/></text:p>
      <text:p text:style-name="P150"><text:span text:style-name="T27">- </text:span><text:span text:style-name="T31">example of </text:span><text:span text:style-name="T53">Abstract Class</text:span></text:p>
      <text:p text:style-name="P146"><text:span text:style-name="T96"/></text:p>
      <text:p text:style-name="P146"><text:span text:style-name="T96">class Shape {<text:tab/><text:tab/></text:span><text:span text:style-name="T103"><text:tab/>// Abstract Base class</text:span></text:p>
      <text:p text:style-name="P138">private:</text:p>
      <text:p text:style-name="P138"><text:s text:c="7"/>// attributes common to all shapes</text:p>
      <text:p text:style-name="P138">public:</text:p>
      <text:p text:style-name="P146"><text:span text:style-name="T96"><text:s text:c="6"/>virtual void draw() = 0;</text:span><text:span text:style-name="T103"><text:tab/> // pure virtual function</text:span></text:p>
      <text:p text:style-name="P146"><text:span text:style-name="T96"><text:s text:c="6"/>virtual void rotate() = 0; </text:span><text:span text:style-name="T103"><text:s text:c="2"/>// pure virtual function</text:span></text:p>
      <text:p text:style-name="P138"><text:s text:c="6"/>virtual ~Shape() { }</text:p>
      <text:p text:style-name="P138">};</text:p>
      <text:p text:style-name="P138"><text:span text:style-name="T3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07-05T19:37:43.505374329</dc:date>
    <meta:editing-duration>PT5H17M56S</meta:editing-duration>
    <meta:editing-cycles>50</meta:editing-cycles>
    <meta:generator>LibreOffice/6.4.3.2$Linux_X86_64 LibreOffice_project/40$Build-2</meta:generator>
    <meta:document-statistic meta:table-count="0" meta:image-count="0" meta:object-count="0" meta:page-count="8" meta:paragraph-count="336" meta:word-count="1712" meta:character-count="11945" meta:non-whitespace-character-count="10012"/>
  </office:meta>
</office:document-meta>
</file>